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officeooo:rsid="00103b00" officeooo:paragraph-rsid="00103b00"/>
    </style:style>
    <style:style style:name="P2" style:family="paragraph" style:parent-style-name="First_20_line_20_indent">
      <style:text-properties officeooo:rsid="001a923c" officeooo:paragraph-rsid="001a923c"/>
    </style:style>
    <style:style style:name="P3" style:family="paragraph" style:parent-style-name="First_20_line_20_indent">
      <style:text-properties officeooo:paragraph-rsid="0026d80d"/>
    </style:style>
    <style:style style:name="P4" style:family="paragraph" style:parent-style-name="First_20_line_20_indent">
      <style:text-properties officeooo:rsid="0026d80d"/>
    </style:style>
    <style:style style:name="P5" style:family="paragraph" style:parent-style-name="First_20_line_20_indent">
      <style:text-properties officeooo:rsid="0026d80d" officeooo:paragraph-rsid="0026d80d"/>
    </style:style>
    <style:style style:name="T1" style:family="text">
      <style:text-properties officeooo:rsid="001486e2"/>
    </style:style>
    <style:style style:name="T2" style:family="text">
      <style:text-properties officeooo:rsid="00174ae6"/>
    </style:style>
    <style:style style:name="T3" style:family="text">
      <style:text-properties officeooo:rsid="001a3ec0"/>
    </style:style>
    <style:style style:name="T4" style:family="text">
      <style:text-properties officeooo:rsid="001a923c"/>
    </style:style>
    <style:style style:name="T5" style:family="text">
      <style:text-properties officeooo:rsid="001b98c2"/>
    </style:style>
    <style:style style:name="T6" style:family="text">
      <style:text-properties officeooo:rsid="001e48d0"/>
    </style:style>
    <style:style style:name="T7" style:family="text">
      <style:text-properties officeooo:rsid="001f1c39"/>
    </style:style>
    <style:style style:name="T8" style:family="text">
      <style:text-properties officeooo:rsid="00207c13"/>
    </style:style>
    <style:style style:name="T9" style:family="text">
      <style:text-properties officeooo:rsid="0026d80d"/>
    </style:style>
    <style:style style:name="T10" style:family="text">
      <style:text-properties officeooo:rsid="002b4f99"/>
    </style:style>
    <style:style style:name="T11" style:family="text">
      <style:text-properties officeooo:rsid="002e5154"/>
    </style:style>
    <style:style style:name="T12" style:family="text">
      <style:text-properties officeooo:rsid="002ea5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e Mac Gyver <text:span text:style-name="T6">Maze</text:span>, document explicatif</text:p>
      <text:p text:style-name="Subtitle">Sébastien Jourdan</text:p>
      <text:p text:style-name="Text_20_body"/>
      <text:h text:style-name="Heading_20_1" text:outline-level="1">Lien vers le projet Mac Gyver : </text:h>
      <text:p text:style-name="First_20_line_20_indent"><text:a xlink:type="simple" xlink:href="https://github.com/sebajou/MacGyver_labyrinthe" text:style-name="Internet_20_link" text:visited-style-name="Visited_20_Internet_20_Link">https://github.com/sebajou/MacGyver_labyrinthe</text:a></text:p>
      <text:p text:style-name="First_20_line_20_indent"/>
      <text:h text:style-name="Heading_20_1" text:outline-level="1">Choix de l’algorithme</text:h>
      <text:p text:style-name="First_20_line_20_indent">L’algorithme peu<text:span text:style-name="T11">t</text:span> se scind<text:span text:style-name="T11">er</text:span> en deux parties, la partie console, où l’on peut jouer aux jeux dans la console, et la partie graphique, où l’on joue aux jeux dans un environnement graphique et <text:span text:style-name="T3">sonore</text:span> grâce à PyGame. </text:p>
      <text:p text:style-name="First_20_line_20_indent">Initialement, l’algorithme ne contenait pas de mode graphique. Il a d’abord été <text:span text:style-name="T3">développé</text:span> de manière <text:span text:style-name="T3">procédurale</text:span>, puis refactoré avec des <text:span text:style-name="T3">fonctions</text:span> et enfin les fonctions ont été regroupées et réarrangées pour fonctionner dans des classes, <text:span text:style-name="T7">avec quelquefois un héritage entre les classes</text:span>. Une <text:span text:style-name="T10">couche</text:span> PyGame a alors été réalisée en rajoutant des modules contenant des classes utilisant PyGame. </text:p>
      <text:p text:style-name="First_20_line_20_indent">Pour la partie console, le labyrinthe est chargé dans une table à partir d’un fichier texte o<text:span text:style-name="T10">ù</text:span> des lettres et des symboles <text:span text:style-name="T3">représentent</text:span> le labyrinthe. <text:span text:style-name="T3">Un autre labyrinthe peut être réalisé en remplaçant le fichier texte, ou en modifiant le chemin vers le fichier texte dans le code. </text:span></text:p>
      <text:p text:style-name="First_20_line_20_indent">Le déplacement de Mac Gyver consiste <text:span text:style-name="T12">à</text:span> enregistrer la commande de déplacement de Mac Gyver et prédire si le déplacement est possible (si Mac Gyver ne va pas dans le mur). </text:p>
      <text:p text:style-name="First_20_line_20_indent">Les objet<text:span text:style-name="T4">s</text:span> (que j’ai nommé<text:span text:style-name="T12">s</text:span> artefacts dans le jeu), sont effacé<text:span text:style-name="T8">s</text:span> du labyrinthe une fois que Mac Gyver passe dessus. Un conteur enregistre alors le nombre d’artefacts collecté<text:span text:style-name="T12">s</text:span>. </text:p>
      <text:p text:style-name="First_20_line_20_indent">La victoire, ou la mort <text:span text:style-name="T10">(atroce)</text:span>, de Mac Gyver survient lorsqu’il se trouve à la position du gardien. Le gardien n’est pas <text:span text:style-name="T4">considéré</text:span> comme un objet. Dans ce programme c’est juste une position dans le labyrinthe <text:span text:style-name="T10">où est affiché son (affreux) visage</text:span>. </text:p>
      <text:p text:style-name="P2">Le module « build_maze » utilise pygame pour charger le labyrinthe en mode graphique. Pour chaque symbole dans la table contenant le labyrinthe, le module, cré<text:span text:style-name="T12">ée</text:span> une surface et charge une image correspondante. <text:span text:style-name="T8">Chaque case contient une image (de mur, de sol, d’artefacts ou de personnages)</text:span>. </text:p>
      <text:p text:style-name="P2">Le module « sound_music_and_message » se charge de jouer des sons et envoyer des messages à l’écran lorsqu’il est appelé par d’autres modules. </text:p>
      <text:p text:style-name="First_20_line_20_indent"/>
      <text:h text:style-name="Heading_20_1" text:outline-level="1"><text:soft-page-break/>Difficulté rencontrée et solutions trouvées </text:h>
      <text:p text:style-name="First_20_line_20_indent"><text:span text:style-name="T1">Déplacer</text:span> Mac Gyver <text:span text:style-name="T5">m’a demandé de la réflexion. Ma solution consiste à prédire si le déplacement doit être exécuté ou non. Cette solution a le défaut de ne pas être évolutive. En effet, si je veux rendre le déplacement plus rapide, cette partie de l’algorithme devra être entièrement revue. Un déplacement à l’aide du module PyGame est peut-être plus souple. </text:span></text:p>
      <text:p text:style-name="First_20_line_20_indent"><text:span text:style-name="T5">Pendant le développement de ce programme, j’ai été amené à réaliser des h</text:span>éritages. <text:span text:style-name="T5">L’utilisation de l’héritage que j’ai fait dans ce jeu est bien en dessous du potentiel de ce paradigme. </text:span></text:p>
      <text:p text:style-name="P4">Pour chercher l’inspiration, j’ai été amené à lire des jeux faits sous PyGame par d’autres codeurs. Il m’a paru très difficile de lire et comprendre le code fait par un autre, surtout s’il manque des commentaires… </text:p>
      <text:p text:style-name="First_20_line_20_indent"><text:span text:style-name="T9">Dans ma version de labyrinthe, le</text:span> gard<text:span text:style-name="T9">ien est</text:span> juste une position. <text:span text:style-name="T9">C’est la solution la plus simple, et elle est adéquate,</text:span> car le jeu n’est pas appelé à évoluer <text:span text:style-name="T2">(par exemple avec le garde qui se déplace)</text:span>. </text:p>
      <text:p text:style-name="First_20_line_20_indent"><text:span text:style-name="T9">La documentation de PyGame est difficile d’accès. Elle est utile, surtout si on a déjà une compréhension du fonctionnement de PyGame et pour voir dans le détail le fonctionnement de chaque objet</text:span> Pygame. </text:p>
      <text:p text:style-name="P5">Enfin ma dernière difficulté a été de freezer le programme. J’ai voulu utiliser cx_Freeze. Je n’ai jamais réussi… Finalement, un requirements.txt suffit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6:40:22.328217419</meta:creation-date>
    <dc:date>2019-11-29T14:39:06.682102833</dc:date>
    <meta:editing-duration>PT7H34M42S</meta:editing-duration>
    <meta:editing-cycles>33</meta:editing-cycles>
    <meta:generator>LibreOffice/6.0.7.3$Linux_X86_64 LibreOffice_project/00m0$Build-3</meta:generator>
    <meta:document-statistic meta:table-count="0" meta:image-count="0" meta:object-count="0" meta:page-count="2" meta:paragraph-count="20" meta:word-count="556" meta:character-count="3444" meta:non-whitespace-character-count="2892"/>
  </office:meta>
</office:document-meta>
</file>